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Normal_20__28_Web_29_">
      <style:paragraph-properties fo:line-height="115%"/>
    </style:style>
    <style:style style:name="P3" style:family="paragraph" style:parent-style-name="Normal_20__28_Web_29_">
      <style:paragraph-properties fo:margin-top="0.0693in" fo:margin-bottom="0.1665in"/>
    </style:style>
    <style:style style:name="P4" style:family="paragraph" style:parent-style-name="Normal_20__28_Web_29_">
      <style:paragraph-properties fo:margin-top="0.0693in" fo:margin-bottom="0.1665in" fo:line-height="115%"/>
    </style:style>
    <style:style style:name="P5" style:family="paragraph" style:parent-style-name="Normal_20__28_Web_29_">
      <style:paragraph-properties fo:margin-top="0.0693in" fo:margin-bottom="0in"/>
    </style:style>
    <style:style style:name="P6" style:family="paragraph" style:parent-style-name="Normal_20__28_Web_29_">
      <style:paragraph-properties fo:margin-top="0.0693in" fo:margin-bottom="0in"/>
      <style:text-properties style:font-name="Arial1" fo:font-size="20pt" fo:font-weight="bold" style:font-size-asian="20pt" style:font-weight-asian="bold" style:font-name-complex="Arial2" style:font-size-complex="20pt" style:font-weight-complex="bold"/>
    </style:style>
    <style:style style:name="P7" style:family="paragraph" style:parent-style-name="Normal_20__28_Web_29_">
      <style:paragraph-properties fo:margin-top="0.0693in" fo:margin-bottom="0in" fo:text-align="center" style:justify-single-word="false"/>
    </style:style>
    <style:style style:name="P8" style:family="paragraph" style:parent-style-name="Normal_20__28_Web_29_" style:master-page-name="Standard">
      <style:paragraph-properties style:page-number="auto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20pt" style:font-size-asian="20pt" style:font-name-complex="Arial2" style:font-size-complex="20pt"/>
    </style:style>
    <style:style style:name="T3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name-complex="Arial2" style:font-size-complex="20pt" style:font-weight-complex="bold"/>
    </style:style>
    <style:style style:name="T4" style:family="text">
      <style:text-properties style:font-name="Arial1" fo:font-size="20pt" fo:font-weight="bold" style:font-size-asian="20pt" style:font-weight-asian="bold" style:font-name-complex="Arial2" style:font-size-complex="20pt" style:font-weight-complex="bold"/>
    </style:style>
    <style:style style:name="T5" style:family="text">
      <style:text-properties style:font-name="Arial1" fo:font-size="15pt" style:font-size-asian="15pt" style:font-name-complex="Arial2" style:font-size-complex="15pt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8" style:family="text"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T9" style:family="text">
      <style:text-properties style:font-name="Arial1" fo:font-size="13.5pt" style:font-size-asian="13.5pt" style:font-name-complex="Arial2" style:font-size-complex="13.5pt"/>
    </style:style>
    <style:style style:name="T10" style:family="text">
      <style:text-properties style:font-name="Arial1" fo:font-size="13.5pt" fo:font-weight="bold" style:font-size-asian="13.5pt" style:font-weight-asian="bold" style:font-name-complex="Arial2" style:font-size-complex="13.5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FITFLEX : Your Personal Fitness Companion </text:span> </text:p>
      <text:p text:style-name="P4"/>
      <text:p text:style-name="P4"/>
      <text:p text:style-name="P2"><text:span text:style-name="T12">Project Title</text:span> <text:span text:style-name="T11">: </text:span></text:p>
      <text:p text:style-name="P2"><text:span text:style-name="T11">FITFLEX : Your Personal Fitness Companion </text:span></text:p>
      <text:p text:style-name="P2"><text:span text:style-name="T12">Team ID : </text:span><text:span text:style-name="T11">NM2025TMID37091</text:span></text:p>
      <text:p text:style-name="P2"><text:span text:style-name="T12">Team Leader :</text:span> </text:p>
      <text:p text:style-name="P2"><text:span text:style-name="T11">HARINI A </text:span><text:a xlink:type="simple" xlink:href="mailto:harinia559@gmail.com" text:style-name="Internet_20_link" text:visited-style-name="Visited_20_Internet_20_Link"><text:span text:style-name="T11">harinia559@gmail.com</text:span></text:a></text:p>
      <text:p text:style-name="P2"><text:span text:style-name="T12">Team Members :</text:span> </text:p>
      <text:p text:style-name="P2"><text:span text:style-name="T11">DIVYA K </text:span><text:a xlink:type="simple" xlink:href="mailto:divyakdponnu@gmail.com" text:style-name="Internet_20_link" text:visited-style-name="Visited_20_Internet_20_Link"><text:span text:style-name="T11">divyakdponnu@gmail.com</text:span></text:a></text:p>
      <text:p text:style-name="P4"/>
      <text:p text:style-name="P2"><text:span text:style-name="T11">INDRA R </text:span><text:a xlink:type="simple" xlink:href="mailto:indraramesh1123@gmail.com" text:style-name="Internet_20_link" text:visited-style-name="Visited_20_Internet_20_Link"><text:span text:style-name="T11">indraramesh1123@gmail.com</text:span></text:a></text:p>
      <text:p text:style-name="P4"/>
      <text:p text:style-name="P2"><text:span text:style-name="T11">ANUSUYA P </text:span><text:a xlink:type="simple" xlink:href="mailto:pazhani176anusuya@gmail.com" text:style-name="Internet_20_link" text:visited-style-name="Visited_20_Internet_20_Link"><text:span text:style-name="T11">pazhani1</text:span></text:a><text:bookmark text:name="Bookmark"/><text:a xlink:type="simple" xlink:href="mailto:pazhani176anusuya@gmail.com" text:style-name="Internet_20_link" text:visited-style-name="Visited_20_Internet_20_Link"><text:span text:style-name="T11">76anusuya@gmail.com</text:span></text:a></text:p>
      <text:p text:style-name="P5"/>
      <text:p text:style-name="P5"/>
      <text:p text:style-name="P5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Normal_20__28_Web_29_"><text:soft-page-break/><text:span text:style-name="T5">@importurl(https://fonts.googleapis.com/css2?family=Poppins:wght@200;300;400;500;600;700;800;900&amp;family=Teko:wght@400;600;700&amp;family=Whisper&amp;display=swap%27);</text:span></text:p>
      <text:p text:style-name="P3"/>
      <text:p text:style-name="Normal_20__28_Web_29_">body {</text:p>
      <text:p text:style-name="Normal_20__28_Web_29_">margin: 0;</text:p>
      <text:p text:style-name="Normal_20__28_Web_29_">font-family: 'Teko', sans-serif;</text:p>
      <text:p text:style-name="Normal_20__28_Web_29_">-webkit-font-smoothing: antialiased;</text:p>
      <text:p text:style-name="Normal_20__28_Web_29_">-moz-osx-font-smoothing: grayscale;</text:p>
      <text:p text:style-name="Normal_20__28_Web_29_">}</text:p>
      <text:p text:style-name="P3"/>
      <text:p text:style-name="Normal_20__28_Web_29_">code {</text:p>
      <text:p text:style-name="Normal_20__28_Web_29_">font-family: source-code-pro, Menlo, Monaco, Consolas, 'Courier New',</text:p>
      <text:p text:style-name="Normal_20__28_Web_29_">monospace;</text:p>
      <text:p text:style-name="Normal_20__28_Web_29_">}</text:p>
      <text:p text:style-name="P3"/>
      <text:p text:style-name="Normal_20__28_Web_29_">/* </text:p>
      <text:p text:style-name="Normal_20__28_Web_29_">font-family: 'Poppins', sans-serif;</text:p>
      <text:p text:style-name="Normal_20__28_Web_29_">font-family: 'Teko', sans-serif;</text:p>
      <text:p text:style-name="Normal_20__28_Web_29_">font-family: 'Whisper', cursive; */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Normal_20__28_Web_29_"><text:a xlink:type="simple" xlink:href="https://drive.google.com/file/d/1xbzVoqxeJRnvsh0FWv5D16EOANfwZ8U8/view?usp=sharing" text:style-name="Internet_20_link" text:visited-style-name="Visited_20_Internet_20_Link">https://drive.google.com/file/d/1xbzVoqxeJRnvsh0FWv5D16EOANfwZ8U8/view?usp=sharing</text:a></text:p>
      <text:p text:style-name="Normal_20__28_Web_29_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><text:span text:style-name="T4">1.Fitflex project overview</text:span></text:p>
      <text:p text:style-name="P5"/>
      <text:p text:style-name="P5"><text:span text:style-name="T7">1.1 Tech Stack Overview:</text:span></text:p>
      <text:p text:style-name="P5"/>
      <text:p text:style-name="P5"><text:span text:style-name="T6">*React.js – Core frontend library used for building FitFlex UI components.</text:span></text:p>
      <text:p text:style-name="P5"><text:span text:style-name="T6">*Tailwind CSS – Utility-first CSS framework for fast, customizable styling.</text:span></text:p>
      <text:p text:style-name="P5"><text:span text:style-name="T6">*Recharts – React charting library for fitness progress visualization.</text:span></text:p>
      <text:p text:style-name="P5"><text:span text:style-name="T6">*File-Based Structure – Organized project folders (Pages, Components, Assets) for scalability and maintainability. </text:span></text:p>
      <text:p text:style-name="P5"><text:span text:style-name="T7">1.2 Why These Technologies?</text:span></text:p>
      <text:p text:style-name="P5"/>
      <text:p text:style-name="P5"><text:span text:style-name="T6">React.js</text:span></text:p>
      <text:p text:style-name="P5"><text:soft-page-break/><text:span text:style-name="T6">*Component-based approach → reusable workout cards, dashboard, filters.</text:span></text:p>
      <text:p text:style-name="P5"><text:span text:style-name="T6">*Virtual DOM → smooth performance for interactive fitness features.</text:span></text:p>
      <text:p text:style-name="P5"><text:span text:style-name="T6">Tailwind CSS</text:span></text:p>
      <text:p text:style-name="P5"><text:span text:style-name="T6">*Predefined utility classes → faster development &amp; responsive layouts.</text:span></text:p>
      <text:p text:style-name="P5"><text:span text:style-name="T6">*Consistent styling across workout categories &amp; exercise detail pages.</text:span></text:p>
      <text:p text:style-name="P5"><text:span text:style-name="T6">Recharts</text:span></text:p>
      <text:p text:style-name="P5"><text:span text:style-name="T6">*Used in Progress Tracking module.</text:span></text:p>
      <text:p text:style-name="P5"><text:span text:style-name="T6">*Provides clear graphs (weekly/monthly stats, calories burnt, workouts completed).</text:span></text:p>
      <text:p text:style-name="P5"><text:span text:style-name="T6">File-Based Structure</text:span></text:p>
      <text:p text:style-name="P5"><text:span text:style-name="T6">Pages: </text:span></text:p>
      <text:p text:style-name="P5"><text:span text:style-name="T6">*Home, Categories, Exercise Details, Progress Tracking.</text:span></text:p>
      <text:p text:style-name="P5"><text:span text:style-name="T6">Components:</text:span></text:p>
      <text:p text:style-name="P5"><text:span text:style-name="T6">*Navbar, Filters, Workout Cards.</text:span></text:p>
      <text:p text:style-name="P5"><text:span text:style-name="T6">Helps in easy updates &amp; scalability.</text:span></text:p>
      <text:p text:style-name="P5"/>
      <text:p text:style-name="P5"><text:span text:style-name="T7">1.3 FitFlex Benefits with Tech Stack:</text:span></text:p>
      <text:p text:style-name="P5"/>
      <text:p text:style-name="P5"><text:span text:style-name="T6">*User-Friendly Experience – React + Tailwind ensures smooth navigation.</text:span></text:p>
      <text:p text:style-name="P5"><text:span text:style-name="T6">*Engaging UI – Modern design motivates fitness users.</text:span></text:p>
      <text:p text:style-name="P5"><text:span text:style-name="T6">*Progress Insights – Recharts makes tracking fun &amp; visual.</text:span></text:p>
      <text:p text:style-name="P5"><text:span text:style-name="T6">*Maintainability – File-based structure keeps project clean and scalable.</text:span></text:p>
      <text:p text:style-name="P5"><text:soft-page-break/><text:span text:style-name="T6">*Future Ready – Can easily add new features like meal plans, AI recommendations, or social workout sharing</text:span></text:p>
      <text:p text:style-name="P5"/>
      <text:p text:style-name="P5"><text:span text:style-name="T7">1.4 Introduction to React:</text:span></text:p>
      <text:p text:style-name="P5"/>
      <text:p text:style-name="P5"><text:span text:style-name="T6">*React.js → JavaScript library for building user interfaces.</text:span></text:p>
      <text:p text:style-name="P5"><text:span text:style-name="T6">*component-based → small reusable UI parts.</text:span></text:p>
      <text:p text:style-name="P5"><text:span text:style-name="T6">Virtual DOM → fast &amp; smooth performance.</text:span></text:p>
      <text:p text:style-name="P5"><text:span text:style-name="T6">Used as the core framework for fitflex.</text:span></text:p>
      <text:p text:style-name="P5"/>
      <text:p text:style-name="P5"><text:span text:style-name="T7">1.5 React in FitFlex Project:</text:span></text:p>
      <text:p text:style-name="P5"/>
      <text:p text:style-name="P5"><text:span text:style-name="T6">*Home Page → daily goals &amp; featured workouts as React components.</text:span></text:p>
      <text:p text:style-name="P5"><text:span text:style-name="T6">*Categories Page → filters managed using React state &amp; props.</text:span></text:p>
      <text:p text:style-name="P5"><text:span text:style-name="T6">*Exercise Details Page → dynamic rendering of workout info (steps, images/videos).</text:span></text:p>
      <text:p text:style-name="P5"><text:span text:style-name="T6">*Progress Page → integrates with Recharts for fitness stats.</text:span></text:p>
      <text:p text:style-name="P5"/>
      <text:p text:style-name="P5"><text:span text:style-name="T7">1.6 Benefits of React in FitFlex:</text:span></text:p>
      <text:p text:style-name="P5"/>
      <text:p text:style-name="P5"><text:span text:style-name="T6">*Reusable components → Workout Cards, Navbar, Filters.</text:span></text:p>
      <text:p text:style-name="P5"><text:span text:style-name="T6">*Responsive UI → smooth navigation &amp; interaction.</text:span></text:p>
      <text:p text:style-name="P5"><text:span text:style-name="T6">*Maintainable &amp; Scalable → easy to add future features (meal plans, AI coach).</text:span></text:p>
      <text:p text:style-name="P5"><text:span text:style-name="T6">*Enhances user experience with fast loading &amp; modern design</text:span></text:p>
      <text:p text:style-name="P5"/>
      <text:p text:style-name="P5"><text:span text:style-name="T7">1.7 Tailwind CSS Overview in FitFlex:</text:span></text:p>
      <text:p text:style-name="P5"/>
      <text:p text:style-name="P5"><text:span text:style-name="T6">*Tailwind CSS is a tool to style web pages easily.</text:span></text:p>
      <text:p text:style-name="P5"><text:soft-page-break/><text:span text:style-name="T6">*Helps FitFlex app to look modern and clean.</text:span></text:p>
      <text:p text:style-name="P5"><text:span text:style-name="T6">Example in FitFlex:</text:span></text:p>
      <text:p text:style-name="P5"><text:span text:style-name="T6">*Buttons, cards, workout sections look neat and uniform.</text:span></text:p>
      <text:p text:style-name="P5"><text:span text:style-name="T6">Advantage:</text:span></text:p>
      <text:p text:style-name="P5"><text:span text:style-name="T6">*Fast design without writing a lot of custom CSS.</text:span></text:p>
      <text:p text:style-name="P5"><text:span text:style-name="T7">1.8 Responsive Design:</text:span></text:p>
      <text:p text:style-name="P5"><text:span text:style-name="T6">*Tailwind makes FitFlex app adapt to mobile, tablet, and desktop automatically.</text:span></text:p>
      <text:p text:style-name="P5"><text:span text:style-name="T6">*Layout changes depending on screen size → workouts and exercise lists look perfect on all devices.</text:span></text:p>
      <text:p text:style-name="P5"><text:span text:style-name="T6">*Benefit:</text:span></text:p>
      <text:p text:style-name="P5"><text:span text:style-name="T6">Users have a smooth experience no matter what device they use.</text:span></text:p>
      <text:p text:style-name="P5"/>
      <text:p text:style-name="P5"><text:span text:style-name="T7">1.9 Consistency and Reusability:</text:span></text:p>
      <text:p text:style-name="P5"/>
      <text:p text:style-name="P5"><text:span text:style-name="T6">*Using Tailwind, the FitFlex app maintains same style across pages.</text:span></text:p>
      <text:p text:style-name="P5"><text:span text:style-name="T6">*Buttons, cards, headers all have consistent colors, shapes, and spacing.</text:span></text:p>
      <text:p text:style-name="P5"><text:span text:style-name="T6">*Outcome: </text:span></text:p>
      <text:p text:style-name="P5"><text:span text:style-name="T6">App looks professional, clean, and easy to navigate.</text:span></text:p>
      <text:p text:style-name="P5"/>
      <text:p text:style-name="P5"><text:span text:style-name="T7">1.10 Recharts Overview in FitFlex</text:span></text:p>
      <text:p text:style-name="P5"/>
      <text:p text:style-name="P5"><text:span text:style-name="T6">*Recharts is a React library for charts and graphs.</text:span></text:p>
      <text:p text:style-name="P5"><text:span text:style-name="T6">*Used in FitFlex to visualize workout and fitness data.</text:span></text:p>
      <text:p text:style-name="P5"><text:span text:style-name="T6">Example:</text:span></text:p>
      <text:p text:style-name="P5"><text:span text:style-name="T6">*Daily steps, calories burned, progress charts.</text:span></text:p>
      <text:p text:style-name="P5"><text:soft-page-break/><text:span text:style-name="T6">Benefit:</text:span></text:p>
      <text:p text:style-name="P5"><text:span text:style-name="T6">*Makes data easy to understand at a glance.</text:span></text:p>
      <text:p text:style-name="P5"><text:span text:style-name="T7">1.11 Types of Charts in FitFlex:</text:span></text:p>
      <text:p text:style-name="P5"><text:span text:style-name="T6">Line charts:</text:span></text:p>
      <text:p text:style-name="P5"><text:span text:style-name="T6">*Track progress over time (e.g., weekly calories burned).</text:span></text:p>
      <text:p text:style-name="P5"><text:span text:style-name="T6">Bar charts:</text:span></text:p>
      <text:p text:style-name="P5"><text:span text:style-name="T6">*Compare different exercises or workout categories.</text:span></text:p>
      <text:p text:style-name="P5"><text:span text:style-name="T6">Pie charts: </text:span></text:p>
      <text:p text:style-name="P5"><text:span text:style-name="T6">*Show percentage of workout types (Cardio, Strength, HIIT).</text:span></text:p>
      <text:p text:style-name="P5"><text:span text:style-name="T6">*Outcome: </text:span></text:p>
      <text:p text:style-name="P5"><text:span text:style-name="T6">Users can quickly see their fitness trends.</text:span></text:p>
      <text:p text:style-name="P5"/>
      <text:p text:style-name="P5"><text:span text:style-name="T7">1.12 Interactive and Responsive Charts:</text:span></text:p>
      <text:p text:style-name="P5"><text:span text:style-name="T6">*Recharts allows interactive charts: hover to see exact values, zoom into data.</text:span></text:p>
      <text:p text:style-name="P5"><text:span text:style-name="T6">*Charts automatically resize for mobile, tablet, and desktop.</text:span></text:p>
      <text:p text:style-name="P5"><text:span text:style-name="T6">*Benefit: </text:span></text:p>
      <text:p text:style-name="P5"><text:span text:style-name="T6">Users get clear insights on their fitness journey anytime, anywhere</text:span></text:p>
      <text:p text:style-name="P5"/>
      <text:p text:style-name="P5"><text:span text:style-name="T7">1.13Firebase Authentication</text:span></text:p>
      <text:p text:style-name="P5"><text:span text:style-name="T6">Title: </text:span></text:p>
      <text:p text:style-name="P5"><text:span text:style-name="T6">*User Authentication with Firebase</text:span></text:p>
      <text:p text:style-name="P5"><text:span text:style-name="T6">Points: </text:span></text:p>
      <text:p text:style-name="P5"><text:span text:style-name="T6">*Enables secure login/signup for users using email/password, Google, or social logins.</text:span></text:p>
      <text:p text:style-name="P5"><text:span text:style-name="T6">*Helps personalize the app experience for each user.</text:span></text:p>
      <text:p text:style-name="P5"><text:span text:style-name="T6">Example:</text:span></text:p>
      <text:p text:style-name="P5"><text:soft-page-break/><text:span text:style-name="T6">*Track individual workout history and progress.</text:span></text:p>
      <text:p text:style-name="P5"><text:span text:style-name="T6">Easy integration with React + Firebase SDK.</text:span></text:p>
      <text:p text:style-name="P5"/>
      <text:p text:style-name="P5"><text:span text:style-name="T7">1.13 Realtime Database / Firestore:</text:span></text:p>
      <text:p text:style-name="P5"><text:span text:style-name="T6">Title:</text:span></text:p>
      <text:p text:style-name="P5"><text:span text:style-name="T6">*Storing &amp; Syncing User DataPoints:</text:span></text:p>
      <text:p text:style-name="P5"><text:span text:style-name="T6">*Use Firebase Firestore for storing workouts, exercises, and user progress.</text:span></text:p>
      <text:p text:style-name="P5"><text:span text:style-name="T6">*Real-time updates: any changes reflect instantly on all devices.</text:span></text:p>
      <text:p text:style-name="P5"><text:span text:style-name="T6">Example:</text:span></text:p>
      <text:p text:style-name="P5"><text:span text:style-name="T6">*When a user logs a workout, the dashboard updates immediately.</text:span></text:p>
      <text:p text:style-name="P5"><text:span text:style-name="T6">*Supports scalable cloud storage without backend setup.</text:span></text:p>
      <text:p text:style-name="P5"/>
      <text:p text:style-name="P5"><text:span text:style-name="T7">1.14 Firebase Storage &amp; Hosting</text:span></text:p>
      <text:p text:style-name="P5"><text:span text:style-name="T6">Title:</text:span></text:p>
      <text:p text:style-name="P5"><text:span text:style-name="T6">*Media Storage &amp; Hosting</text:span></text:p>
      <text:p text:style-name="P5"><text:span text:style-name="T6">Points: </text:span></text:p>
      <text:p text:style-name="P5"><text:span text:style-name="T6">*Store images or videos of workouts in Firebase Storage.</text:span></text:p>
      <text:p text:style-name="P5"><text:span text:style-name="T6">Example:</text:span></text:p>
      <text:p text:style-name="P5"><text:span text:style-name="T6">*Exercise demonstration videos, profile pictures, or progress photos.</text:span></text:p>
      <text:p text:style-name="P5"><text:span text:style-name="T6">*Use Firebase Hosting for deploying the frontend quickly.</text:span></text:p>
      <text:p text:style-name="P5"><text:span text:style-name="T6">Benefits: </text:span></text:p>
      <text:p text:style-name="P5"><text:span text:style-name="T6">*Fast, secure, and fully cloud-based without extra backend</text:span></text:p>
      <text:p text:style-name="P7"/>
      <text:p text:style-name="P7"/>
      <text:p text:style-name="P7"><text:span text:style-name="T2">2.exercise details page-overview UI</text:span></text:p>
      <text:p text:style-name="P5"><text:soft-page-break/><text:span text:style-name="T6">2.1 Title &amp; Introduction:</text:span></text:p>
      <text:p text:style-name="P5"><text:span text:style-name="T6">Topic: </text:span></text:p>
      <text:p text:style-name="P5"><text:span text:style-name="T6">*Exercise Details Page – Overview UI in FitFlex</text:span></text:p>
      <text:p text:style-name="P5"><text:span text:style-name="T6">*FitFlex app → users search &amp; filter exercises.</text:span></text:p>
      <text:p text:style-name="P5"><text:span text:style-name="T6">*Each exercise needs a dedicated detail page for:</text:span></text:p>
      <text:p text:style-name="P5"><text:span text:style-name="T6">*Step-by-step guide</text:span></text:p>
      <text:p text:style-name="P5"><text:span text:style-name="T6">*Images / videos</text:span></text:p>
      <text:p text:style-name="P5"><text:span text:style-name="T6">*Difficulty &amp; muscle group info</text:span></text:p>
      <text:p text:style-name="P5"><text:span text:style-name="T6">*Improves learning &amp; safe workout experience.</text:span></text:p>
      <text:p text:style-name="P5"/>
      <text:p text:style-name="P5"><text:span text:style-name="T7">2.2 Page Layout Overview:</text:span></text:p>
      <text:p text:style-name="P5"/>
      <text:p text:style-name="P5"><text:span text:style-name="T6">Header: </text:span></text:p>
      <text:p text:style-name="P5"><text:span text:style-name="T6">*Exercise name (e.g., “Push-Ups”)</text:span></text:p>
      <text:p text:style-name="P5"><text:span text:style-name="T6">*Hero Section: Image / GIF / Video demo</text:span></text:p>
      <text:p text:style-name="P5"><text:span text:style-name="T6">*Tabs / Sections:</text:span></text:p>
      <text:p text:style-name="P5"><text:span text:style-name="T6">Description:</text:span></text:p>
      <text:p text:style-name="P5"><text:span text:style-name="T6">*Steps to perform</text:span></text:p>
      <text:p text:style-name="P5"><text:span text:style-name="T6">Benefits:</text:span></text:p>
      <text:p text:style-name="P5"><text:span text:style-name="T6">*Muscles targeted</text:span></text:p>
      <text:p text:style-name="P5"><text:span text:style-name="T6">Footer / Navigation: </text:span></text:p>
      <text:p text:style-name="P5"><text:span text:style-name="T6">*Go back to list or add to workout plan</text:span></text:p>
      <text:p text:style-name="P5"/>
      <text:p text:style-name="P5"/>
      <text:p text:style-name="P5"><text:span text:style-name="T7">2.3 Core UI Elements:</text:span></text:p>
      <text:p text:style-name="P5"/>
      <text:p text:style-name="P5"><text:span text:style-name="T6">*Exercise Title + Category (e.g., “Squats – Leg Workout”)</text:span></text:p>
      <text:p text:style-name="P5"><text:span text:style-name="T6">*Media Section: Demo video / animated GIF</text:span></text:p>
      <text:p text:style-name="P5"><text:soft-page-break/><text:span text:style-name="T6">Details Section:</text:span></text:p>
      <text:p text:style-name="P5"><text:span text:style-name="T6">*Equipment required (Dumbbells / None)</text:span></text:p>
      <text:p text:style-name="P5"><text:span text:style-name="T6">*Difficulty level (Beginner / Intermediate / Advanced)</text:span></text:p>
      <text:p text:style-name="P5"><text:span text:style-name="T6">Buttons:</text:span></text:p>
      <text:p text:style-name="P5">“<text:span text:style-name="T6">Add to Favorites”</text:span></text:p>
      <text:p text:style-name="P5">“<text:span text:style-name="T6">Start Workout”</text:span></text:p>
      <text:p text:style-name="P5">“<text:span text:style-name="T6">Save to Plan”</text:span></text:p>
      <text:p text:style-name="P5"/>
      <text:p text:style-name="P5"><text:span text:style-name="T7">2.4 Step-by-Step Instructions Section:</text:span></text:p>
      <text:p text:style-name="P5"/>
      <text:p text:style-name="P5"><text:span text:style-name="T6">*UI Style: Numbered list with icons</text:span></text:p>
      <text:p text:style-name="P5"><text:span text:style-name="T6">Example for Push-Up:</text:span></text:p>
      <text:p text:style-name="P5"><text:span text:style-name="T6">1. Start in plank position.</text:span></text:p>
      <text:p text:style-name="P5"><text:span text:style-name="T6">2. Lower chest towards floor.</text:span></text:p>
      <text:p text:style-name="P5"><text:span text:style-name="T6">3. Push back up → repeat.</text:span></text:p>
      <text:p text:style-name="P5"><text:span text:style-name="T6">Visual Aid:</text:span></text:p>
      <text:p text:style-name="P5"><text:span text:style-name="T6">*Side image or GIF beside each step.</text:span></text:p>
      <text:p text:style-name="P5"><text:span text:style-name="T6">Highlight Box:</text:span></text:p>
      <text:p text:style-name="P5"><text:span text:style-name="T6">*Safety tips (e.g., “Keep back straight”).</text:span></text:p>
      <text:p text:style-name="P5"/>
      <text:p text:style-name="P5"><text:span text:style-name="T7">2.5 Additional Features (Enhancements):</text:span></text:p>
      <text:p text:style-name="P5"/>
      <text:p text:style-name="P5"><text:span text:style-name="T6">*Progress Tracker Integration: Shows how many times user completed this exercise.</text:span></text:p>
      <text:p text:style-name="P5"><text:span text:style-name="T6">*Calories Burned Estimate (based on reps &amp; sets).</text:span></text:p>
      <text:p text:style-name="P5"><text:span text:style-name="T6">Related Exercises:</text:span></text:p>
      <text:p text:style-name="P5"><text:span text:style-name="T6">*Suggests alternatives (e.g., “Incline Push-ups” if “Push-ups” selected).</text:span></text:p>
      <text:p text:style-name="P5"><text:soft-page-break/><text:span text:style-name="T6">Social Sharing:</text:span></text:p>
      <text:p text:style-name="P5"><text:span text:style-name="T6">*Share completed workout with friends.</text:span></text:p>
      <text:p text:style-name="P5"><text:span text:style-name="T6">Responsive UI:</text:span></text:p>
      <text:p text:style-name="P5"><text:span text:style-name="T6">*Works on mobile &amp; desktop smoothly.</text:span></text:p>
      <text:p text:style-name="P5"/>
      <text:p text:style-name="P5"><text:span text:style-name="T7">2.6 Conclusion &amp; Benefits:</text:span></text:p>
      <text:p text:style-name="P5"/>
      <text:p text:style-name="P5"><text:span text:style-name="T6">*Exercise Details Page = core feature of FitFlex.</text:span></text:p>
      <text:p text:style-name="P5"><text:span text:style-name="T6">Benefits to Users:</text:span></text:p>
      <text:p text:style-name="P5"><text:span text:style-name="T6">*Clear instructions → avoid wrong posture.</text:span></text:p>
      <text:p text:style-name="P5"><text:span text:style-name="T6">*Motivation via videos, tracking &amp; sharing.</text:span></text:p>
      <text:p text:style-name="P5"><text:span text:style-name="T6">*Personalized workout experience.</text:span></text:p>
      <text:p text:style-name="P5"><text:span text:style-name="T6">Future Scope:</text:span></text:p>
      <text:p text:style-name="P5"><text:span text:style-name="T6">*AR/VR demo (3D trainer model).</text:span></text:p>
      <text:p text:style-name="P5"><text:span text:style-name="T6">*Voice assistant for step guidance.</text:span></text:p>
      <text:p text:style-name="P5"><text:span text:style-name="T6">*AI-based real-time posture correction.</text:span></text:p>
      <text:p text:style-name="P5"/>
      <text:p text:style-name="P7"><text:span text:style-name="T2">3.Types of Workouts</text:span></text:p>
      <text:p text:style-name="P5"/>
      <text:p text:style-name="P5"><text:span text:style-name="T6">3.1 Title &amp; Introduction:</text:span></text:p>
      <text:p text:style-name="P5"/>
      <text:p text:style-name="P5"><text:span text:style-name="T6">Topic: </text:span></text:p>
      <text:p text:style-name="P5"><text:span text:style-name="T6">*Types of Workouts in FitFlex Frontend</text:span></text:p>
      <text:p text:style-name="P5"><text:span text:style-name="T6">*FitFlex provides different workout categories for users.</text:span></text:p>
      <text:p text:style-name="P5"><text:span text:style-name="T6">*Each workout type has its own UI design, filters &amp; details page.</text:span></text:p>
      <text:p text:style-name="P5"><text:span text:style-name="T6">*Helps users select exercises based on fitness goals:</text:span></text:p>
      <text:p text:style-name="P5"><text:span text:style-name="T6">*Muscle growth, endurance, flexibility, fat loss, functional strength.</text:span></text:p>
      <text:p text:style-name="P5"><text:soft-page-break/><text:span text:style-name="T7">3.2 Strength Training:</text:span></text:p>
      <text:p text:style-name="P5"/>
      <text:p text:style-name="P5"><text:span text:style-name="T6">Definition:</text:span></text:p>
      <text:p text:style-name="P5"><text:span text:style-name="T6">*Workouts to build muscle &amp; strength.</text:span></text:p>
      <text:p text:style-name="P5"><text:span text:style-name="T6">Examples in FitFlex:</text:span></text:p>
      <text:p text:style-name="P5"><text:span text:style-name="T6">*Push-ups, Squats, Deadlifts, Dumbbell Bench Press.</text:span></text:p>
      <text:p text:style-name="P5"><text:span text:style-name="T6">Frontend UI Features:</text:span></text:p>
      <text:p text:style-name="P5"><text:span text:style-name="T6">*Filter → “Strength” category.</text:span></text:p>
      <text:p text:style-name="P5"><text:span text:style-name="T6">*Exercise Details Page → shows equipment needed + difficulty.</text:span></text:p>
      <text:p text:style-name="P5"><text:span text:style-name="T6">*Progress Tracker → track sets, reps &amp; weights.</text:span></text:p>
      <text:p text:style-name="P5"><text:span text:style-name="T6">User Benefit: </text:span></text:p>
      <text:p text:style-name="P5"><text:span text:style-name="T6">*Improves muscle tone, increases power.</text:span></text:p>
      <text:p text:style-name="P5"/>
      <text:p text:style-name="P5"><text:span text:style-name="T7">3.3 Cardio Exercises:</text:span></text:p>
      <text:p text:style-name="P5"/>
      <text:p text:style-name="P5"><text:span text:style-name="T6">Definition: </text:span></text:p>
      <text:p text:style-name="P5"><text:span text:style-name="T6">*Workouts that improve heart &amp; lung endurance.</text:span></text:p>
      <text:p text:style-name="P5"><text:span text:style-name="T6">Examples in FitFlex: </text:span></text:p>
      <text:p text:style-name="P5"><text:span text:style-name="T6">*Running, Cycling, Jump Rope, Burpees</text:span></text:p>
      <text:p text:style-name="P5"><text:span text:style-name="T6">Frontend UI Features:</text:span></text:p>
      <text:p text:style-name="P5"><text:span text:style-name="T6">*Search bar with “Cardio” tag.</text:span></text:p>
      <text:p text:style-name="P5"><text:span text:style-name="T6">*Timer integration (count workout duration).</text:span></text:p>
      <text:p text:style-name="P5"><text:span text:style-name="T6">*Calories Burned Estimation displayed on details page.</text:span></text:p>
      <text:p text:style-name="P5"><text:span text:style-name="T6">User Benefit: </text:span></text:p>
      <text:p text:style-name="P5"><text:span text:style-name="T6">*Increases stamina, supports fat burning.</text:span></text:p>
      <text:p text:style-name="P5"/>
      <text:p text:style-name="P5"><text:span text:style-name="T7">3.4 Flexibility &amp; Mobility Training:</text:span></text:p>
      <text:p text:style-name="P5"/>
      <text:p text:style-name="P5"><text:soft-page-break/><text:span text:style-name="T6">Definition: </text:span></text:p>
      <text:p text:style-name="P5"><text:span text:style-name="T6">*Exercises to improve joint range of motion &amp; reduce stiffness.</text:span></text:p>
      <text:p text:style-name="P5"><text:span text:style-name="T6">Examples in FitFlex: </text:span></text:p>
      <text:p text:style-name="P5"><text:span text:style-name="T6">*Yoga stretches, Dynamic stretches, Pilates.</text:span></text:p>
      <text:p text:style-name="P5"><text:span text:style-name="T6">Frontend UI Features:</text:span></text:p>
      <text:p text:style-name="P5"><text:span text:style-name="T6">*Animated GIFs / Video demos to show proper stretching posture.</text:span></text:p>
      <text:p text:style-name="P5"><text:span text:style-name="T6">*Difficulty filters (Beginner → Advanced Yoga).</text:span></text:p>
      <text:p text:style-name="P5">“<text:span text:style-name="T6">Safety Tips” box in Exercise Details Page (avoid overstretching).</text:span></text:p>
      <text:p text:style-name="P5"><text:span text:style-name="T6">User Benefit: </text:span></text:p>
      <text:p text:style-name="P5"><text:span text:style-name="T6">*Prevents injuries, improves posture, aids recovery.</text:span></text:p>
      <text:p text:style-name="P5"/>
      <text:p text:style-name="P5"><text:span text:style-name="T7">3.5 HIIT &amp; Functional Training:</text:span></text:p>
      <text:p text:style-name="P5"/>
      <text:p text:style-name="P5"><text:span text:style-name="T6">Definition:</text:span></text:p>
      <text:p text:style-name="P5"><text:span text:style-name="T6">*HIIT = High-Intensity Interval Training (short bursts, max effort).</text:span></text:p>
      <text:p text:style-name="P5"><text:span text:style-name="T6">*Functional Training = Exercises that mimic real-life movements.</text:span></text:p>
      <text:p text:style-name="P5"><text:span text:style-name="T6">Examples in FitFlex: Burpee + Jump Squat (HIIT), Kettlebell Swings (Functional).</text:span></text:p>
      <text:p text:style-name="P5"><text:span text:style-name="T6">Frontend UI Features:</text:span></text:p>
      <text:p text:style-name="P5"><text:span text:style-name="T6">*Built-in timer/interval tracker (e.g., 40 sec work + 20 sec rest).</text:span></text:p>
      <text:p text:style-name="P5"><text:span text:style-name="T6">Workout Plans combining strength + cardio + functional.</text:span></text:p>
      <text:p text:style-name="P5"><text:span text:style-name="T6">Suggestion engine:</text:span></text:p>
      <text:p text:style-name="P5">“<text:span text:style-name="T6">Quick 10-min HIIT Session”.</text:span></text:p>
      <text:p text:style-name="P5"><text:span text:style-name="T6">User Benefit:</text:span></text:p>
      <text:p text:style-name="P5"><text:span text:style-name="T6">* Burns calories fast, improves athletic performance.</text:span></text:p>
      <text:p text:style-name="P5"><text:span text:style-name="T7">3.6 Integration in FitFlex:</text:span></text:p>
      <text:p text:style-name="P5"/>
      <text:p text:style-name="P5"><text:soft-page-break/><text:span text:style-name="T6">*FitFlex covers all major workout types.</text:span></text:p>
      <text:p text:style-name="P5"><text:span text:style-name="T6">Beginner users: </text:span></text:p>
      <text:p text:style-name="P5"><text:span text:style-name="T6">*Start with Cardio &amp; Flexibility.</text:span></text:p>
      <text:p text:style-name="P5"><text:span text:style-name="T6">Intermediate users: </text:span></text:p>
      <text:p text:style-name="P5"><text:span text:style-name="T6">*Add Strength &amp; Functional workouts.</text:span></text:p>
      <text:p text:style-name="P5"><text:span text:style-name="T6">Advanced users:</text:span></text:p>
      <text:p text:style-name="P5"><text:span text:style-name="T6">* Use HIIT + personalized training plans.</text:span></text:p>
      <text:p text:style-name="P5"><text:span text:style-name="T6">Future Scope in Frontend:</text:span></text:p>
      <text:p text:style-name="P5"><text:span text:style-name="T6">*Personalized recommendations by fitness goals.</text:span></text:p>
      <text:p text:style-name="P5"><text:span text:style-name="T6">*Gamified challenges (7-day strength, 10-min HIIT challenge).</text:span></text:p>
      <text:p text:style-name="P5"><text:span text:style-name="T6">*Integration with smartwatches (auto-track workouts)</text:span></text:p>
      <text:p text:style-name="P7"><text:span text:style-name="T2">4 FOR WEIGHT LOSS</text:span></text:p>
      <text:p text:style-name="P5"><text:span text:style-name="T8">4.1FitFlex offers tools to help burn fat and stay Consistent:</text:span></text:p>
      <text:p text:style-name="P5"><text:span text:style-name="T8"><text:line-break/></text:span><text:span text:style-name="T1"><text:line-break/>*</text:span><text:span text:style-name="T9">AI-Powered Workout Plans:</text:span></text:p>
      <text:p text:style-name="P5"><text:span text:style-name="T9">Includes cardio, HIIT, yoga, and abs workouts tailored to your fitness level<text:line-break/><text:line-break/>*Home Workouts: </text:span></text:p>
      <text:p text:style-name="P5"><text:span text:style-name="T9">No equipment needed—perfect for beginners or busy schedules<text:line-break/><text:line-break/>*Calorie Tracking: </text:span></text:p>
      <text:p text:style-name="P5"><text:span text:style-name="T9">Smart food logging and AI meal scanner to monitor intake<text:line-break/><text:line-break/>*Progress Tracker:</text:span></text:p>
      <text:p text:style-name="P5"><text:span text:style-name="T9">Tracks weight, calories burned, hydration, and more</text:span></text:p>
      <text:p text:style-name="P5"/>
      <text:p text:style-name="P5"/>
      <text:p text:style-name="P5"/>
      <text:p text:style-name="P5"><text:span text:style-name="T7">4.2For Weight Gain / Muscle Building</text:span></text:p>
      <text:p text:style-name="P5"><text:soft-page-break/><text:span text:style-name="T9">*If you're aiming to bulk up or build lean muscle:<text:line-break/><text:line-break/>*Strength Training Routines:</text:span></text:p>
      <text:p text:style-name="P5"><text:span text:style-name="T9">Targeted workouts for arms, chest, legs, and back<text:line-break/><text:line-break/>*Bodybuilding Support: </text:span></text:p>
      <text:p text:style-name="P5"><text:span text:style-name="T9">Adaptive plans that evolve with your progress<text:line-break/><text:line-break/>*Nutrition Planner: </text:span></text:p>
      <text:p text:style-name="P3"><text:span text:style-name="T9">Helps build high-protein meal plans for muscle growth</text:span></text:p>
      <text:p text:style-name="P5"><text:span text:style-name="T9">*Workout Intensity Tracking:</text:span></text:p>
      <text:p text:style-name="P5"><text:span text:style-name="T9">Monitors reps, sets, and progression over time</text:span></text:p>
      <text:p text:style-name="P5"/>
      <text:p text:style-name="P5"/>
      <text:p text:style-name="P5"><text:span text:style-name="T10">Conclusion:</text:span></text:p>
      <text:p text:style-name="P5"><text:span text:style-name="T9"><text:line-break/>*The FitFlex project successfully highlighted the importance of integrating fitness, flexibility, and technology to promote healthier lifestyles.</text:span></text:p>
      <text:p text:style-name="P5"><text:span text:style-name="T9">* By providing personalized workout plans, progress tracking, and user-friendly features, FitFlex encourages individuals to stay consistent with their fitness goals. </text:span></text:p>
      <text:p text:style-name="P5"><text:span text:style-name="T9">*The project not only demonstrates the practical application of health and fitness solutions but also sets the foundation for future improvements, such as AI-driven recommendations and community engagement.</text:span></text:p>
      <text:p text:style-name="P3"><text:span text:style-name="T9">*Overall, FitFlex serves as a comprehensive tool that motivates users to adopt sustainable fitness habits and achieve long-term well-being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799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0417in solid #00000a" fo:padding="0.666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0417in solid #00000a" fo:padding="0.45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s01</meta:initial-creator>
    <dc:creator>d s</dc:creator>
    <meta:editing-cycles>2</meta:editing-cycles>
    <meta:creation-date>2025-09-13T10:35:00</meta:creation-date>
    <dc:date>2025-09-15T12:13:23.13</dc:date>
    <meta:editing-duration>P0D</meta:editing-duration>
    <meta:generator>OpenOffice/4.1.15$Win32 OpenOffice.org_project/4115m2$Build-9813</meta:generator>
    <meta:document-statistic meta:table-count="0" meta:image-count="0" meta:object-count="0" meta:page-count="15" meta:paragraph-count="278" meta:word-count="1558" meta:character-count="112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